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4c8f4c" officeooo:paragraph-rsid="013bdf79"/>
    </style:style>
    <style:style style:name="P63" style:family="paragraph" style:parent-style-name="Standard">
      <style:text-properties officeooo:rsid="009157f7" officeooo:paragraph-rsid="013bdf79"/>
    </style:style>
    <style:style style:name="P64" style:family="paragraph" style:parent-style-name="Standard">
      <style:text-properties officeooo:rsid="0056231d" officeooo:paragraph-rsid="013bdf79"/>
    </style:style>
    <style:style style:name="P65" style:family="paragraph" style:parent-style-name="Standard">
      <style:text-properties officeooo:rsid="00306230" officeooo:paragraph-rsid="013bdf79"/>
    </style:style>
    <style:style style:name="P66" style:family="paragraph" style:parent-style-name="Standard">
      <style:text-properties officeooo:rsid="0031c0a4" officeooo:paragraph-rsid="013bdf79"/>
    </style:style>
    <style:style style:name="P67" style:family="paragraph" style:parent-style-name="Standard">
      <style:text-properties officeooo:rsid="00323ef1" officeooo:paragraph-rsid="013bdf79"/>
    </style:style>
    <style:style style:name="P68" style:family="paragraph" style:parent-style-name="Standard">
      <style:text-properties officeooo:rsid="007a7502" officeooo:paragraph-rsid="013bdf79"/>
    </style:style>
    <style:style style:name="P69" style:family="paragraph" style:parent-style-name="Standard">
      <style:text-properties officeooo:rsid="0096bc9b" officeooo:paragraph-rsid="013bdf79"/>
    </style:style>
    <style:style style:name="P70" style:family="paragraph" style:parent-style-name="Standard">
      <style:text-properties officeooo:rsid="00a214d4" officeooo:paragraph-rsid="013bdf79"/>
    </style:style>
    <style:style style:name="P71" style:family="paragraph" style:parent-style-name="Standard">
      <style:text-properties officeooo:rsid="00501ae1" officeooo:paragraph-rsid="013bdf79"/>
    </style:style>
    <style:style style:name="P72" style:family="paragraph" style:parent-style-name="Standard">
      <style:text-properties officeooo:rsid="005f7050" officeooo:paragraph-rsid="013bdf79"/>
    </style:style>
    <style:style style:name="P73" style:family="paragraph" style:parent-style-name="Standard">
      <style:text-properties officeooo:rsid="004ef409" officeooo:paragraph-rsid="013bdf79"/>
    </style:style>
    <style:style style:name="P74" style:family="paragraph" style:parent-style-name="Standard">
      <style:text-properties officeooo:rsid="002d09a4" officeooo:paragraph-rsid="013bdf79"/>
    </style:style>
    <style:style style:name="P75" style:family="paragraph" style:parent-style-name="Standard">
      <style:text-properties officeooo:rsid="00293a5f" officeooo:paragraph-rsid="013bdf79"/>
    </style:style>
    <style:style style:name="P76" style:family="paragraph" style:parent-style-name="Standard">
      <style:text-properties officeooo:rsid="002e4ee1" officeooo:paragraph-rsid="013bdf79"/>
    </style:style>
    <style:style style:name="P77" style:family="paragraph" style:parent-style-name="Standard">
      <style:text-properties officeooo:rsid="00331795" officeooo:paragraph-rsid="013bdf79"/>
    </style:style>
    <style:style style:name="P78" style:family="paragraph" style:parent-style-name="Standard">
      <style:text-properties officeooo:rsid="0035810e" officeooo:paragraph-rsid="013bdf79"/>
    </style:style>
    <style:style style:name="P79" style:family="paragraph" style:parent-style-name="Standard">
      <style:text-properties officeooo:rsid="00365b30" officeooo:paragraph-rsid="013bdf79"/>
    </style:style>
    <style:style style:name="P80" style:family="paragraph" style:parent-style-name="Standard">
      <style:text-properties officeooo:rsid="00384bfc" officeooo:paragraph-rsid="013bdf79"/>
    </style:style>
    <style:style style:name="P81" style:family="paragraph" style:parent-style-name="Standard">
      <style:text-properties officeooo:rsid="003a95bc" officeooo:paragraph-rsid="013bdf79"/>
    </style:style>
    <style:style style:name="P82" style:family="paragraph" style:parent-style-name="Standard">
      <style:text-properties officeooo:rsid="003b7f4e" officeooo:paragraph-rsid="013bdf79"/>
    </style:style>
    <style:style style:name="P83" style:family="paragraph" style:parent-style-name="Standard">
      <style:text-properties officeooo:rsid="0040aad6" officeooo:paragraph-rsid="013bdf79"/>
    </style:style>
    <style:style style:name="P84" style:family="paragraph" style:parent-style-name="Standard">
      <style:text-properties officeooo:rsid="0041de30" officeooo:paragraph-rsid="013bdf79"/>
    </style:style>
    <style:style style:name="P85" style:family="paragraph" style:parent-style-name="Standard">
      <style:text-properties officeooo:rsid="00435d8f" officeooo:paragraph-rsid="013bdf79"/>
    </style:style>
    <style:style style:name="P86" style:family="paragraph" style:parent-style-name="Standard">
      <style:text-properties officeooo:rsid="0043c80e" officeooo:paragraph-rsid="013bdf79"/>
    </style:style>
    <style:style style:name="P87" style:family="paragraph" style:parent-style-name="Standard">
      <style:text-properties officeooo:rsid="0046bf8b" officeooo:paragraph-rsid="013bdf79"/>
    </style:style>
    <style:style style:name="P88" style:family="paragraph" style:parent-style-name="Standard">
      <style:text-properties officeooo:rsid="00485b01" officeooo:paragraph-rsid="013bdf79"/>
    </style:style>
    <style:style style:name="P89" style:family="paragraph" style:parent-style-name="Standard">
      <style:text-properties officeooo:rsid="004909dc" officeooo:paragraph-rsid="013bdf79"/>
    </style:style>
    <style:style style:name="P90" style:family="paragraph" style:parent-style-name="Standard">
      <style:text-properties officeooo:rsid="004a2717" officeooo:paragraph-rsid="013bdf79"/>
    </style:style>
    <style:style style:name="P91" style:family="paragraph" style:parent-style-name="Standard">
      <style:text-properties officeooo:rsid="00554182" officeooo:paragraph-rsid="013bdf79"/>
    </style:style>
    <style:style style:name="P92" style:family="paragraph" style:parent-style-name="Standard">
      <style:text-properties officeooo:rsid="0057afe8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3ef6d2"/>
    </style:style>
    <style:style style:name="T55" style:family="text">
      <style:text-properties officeooo:rsid="014269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62"><text:a xlink:type="simple" xlink:href="https://coderprog.com/javascript-patterns/" text:style-name="Internet_20_link" text:visited-style-name="Visited_20_Internet_20_Link">https://coderprog.com/javascript-patterns/</text:a></text:p>
      <text:p text:style-name="P63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4"><text:a xlink:type="simple" xlink:href="https://coderprog.com/next-level-javascript/" text:style-name="Internet_20_link" text:visited-style-name="Visited_20_Internet_20_Link">HTTPS://CODERPROG.COM/NEXT-LEVEL-JAVASCRIPT/</text:a><text:span text:style-name="T55">3de8</text:span></text:p>
      <text:p text:style-name="P65"><text:a xlink:type="simple" xlink:href="https://coderprog.com/es6-right-parts/" text:style-name="Internet_20_link" text:visited-style-name="Visited_20_Internet_20_Link">https://coderprog.com/es6-right-parts/</text:a></text:p>
      <text:p text:style-name="P66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6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7"><text:a xlink:type="simple" xlink:href="https://coderprog.com/modules-javascript/" text:style-name="Internet_20_link" text:visited-style-name="Visited_20_Internet_20_Link">https://coderprog.com/modules-javascript/</text:a></text:p>
      <text:p text:style-name="P68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9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70"><text:soft-page-break/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7"/>
      <text:p text:style-name="P67"/>
      <text:p text:style-name="P71"><text:a xlink:type="simple" xlink:href="https://coderprog.com/master-the-mean-stack/" text:style-name="Internet_20_link" text:visited-style-name="Visited_20_Internet_20_Link">https://coderprog.com/master-the-mean-stack/</text:a></text:p>
      <text:p text:style-name="P72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3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4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5"><text:a xlink:type="simple" xlink:href="https://coderprog.com/developing-mongodb/" text:style-name="Internet_20_link" text:visited-style-name="Visited_20_Internet_20_Link">https://coderprog.com/developing-mongodb/</text:a></text:p>
      <text:p text:style-name="P76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7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7"/>
      <text:p text:style-name="P78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8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9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80"><text:a xlink:type="simple" xlink:href="https://coderprog.com/understanding-typescript/" text:style-name="Internet_20_link" text:visited-style-name="Visited_20_Internet_20_Link">https://coderprog.com/understanding-typescript/</text:a></text:p>
      <text:p text:style-name="P81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2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3"><text:a xlink:type="simple" xlink:href="https://coderprog.com/angular-2-crash-course/" text:style-name="Internet_20_link" text:visited-style-name="Visited_20_Internet_20_Link">https://coderprog.com/angular-2-crash-course/</text:a></text:p>
      <text:p text:style-name="P83"/>
      <text:p text:style-name="P83"/>
      <text:p text:style-name="P84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4"><text:a xlink:type="simple" xlink:href="https://coderprog.com/learning-angularjs-2/" text:style-name="Internet_20_link" text:visited-style-name="Visited_20_Internet_20_Link">https://coderprog.com/learning-angularjs-2/</text:a></text:p>
      <text:p text:style-name="P85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5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6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7"><text:a xlink:type="simple" xlink:href="https://coderprog.com/angular-4-front-back/" text:style-name="Internet_20_link" text:visited-style-name="Visited_20_Internet_20_Link">https://coderprog.com/angular-4-front-back/</text:a></text:p>
      <text:p text:style-name="P88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9"><text:a xlink:type="simple" xlink:href="https://coderprog.com/starting-with-angular/" text:style-name="Internet_20_link" text:visited-style-name="Visited_20_Internet_20_Link">https://coderprog.com/starting-with-angular/</text:a></text:p>
      <text:p text:style-name="P90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1"><text:a xlink:type="simple" xlink:href="https://coderprog.com/server-side-programming-node-js/" text:style-name="Internet_20_link" text:visited-style-name="Visited_20_Internet_20_Link"/></text:p>
      <text:p text:style-name="P91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2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4T19:16:54.376294677</dc:date>
    <meta:editing-duration>PT11H33M33S</meta:editing-duration>
    <meta:editing-cycles>216</meta:editing-cycles>
    <meta:document-statistic meta:table-count="0" meta:image-count="0" meta:object-count="0" meta:page-count="3" meta:paragraph-count="93" meta:word-count="96" meta:character-count="5053" meta:non-whitespace-character-count="5047"/>
  </office:meta>
</office:document-meta>
</file>